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20000025A1EA344F149560DD2.png" manifest:media-type="image/png"/>
  <manifest:file-entry manifest:full-path="Pictures/10000201000003210000004FBDD654F254E0518A.png" manifest:media-type="image/png"/>
  <manifest:file-entry manifest:full-path="Pictures/10000201000003200000025A636012949BB055DF.png" manifest:media-type="image/png"/>
  <manifest:file-entry manifest:full-path="Pictures/10000201000003220000025AAAE1991A1BBE0E8B.png" manifest:media-type="image/png"/>
  <manifest:file-entry manifest:full-path="Pictures/10000201000003210000025A040D13572A88C758.png" manifest:media-type="image/png"/>
  <manifest:file-entry manifest:full-path="Pictures/10000201000003210000025A23891DD76C47B562.png" manifest:media-type="image/png"/>
  <manifest:file-entry manifest:full-path="Pictures/10000201000003230000025A5F27A4CA553BD3C3.png" manifest:media-type="image/png"/>
  <manifest:file-entry manifest:full-path="Pictures/10000201000003220000025B510B710DB3051F8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width="6.4016in" svg:height="4.8126in" draw:z-index="0"><draw:image xlink:href="Pictures/10000201000003220000025B510B710DB3051F81.png" xlink:type="simple" xlink:show="embed" xlink:actuate="onLoad" loext:mime-type="image/png"/></draw:frame><text:s text:c="17"/><draw:frame draw:style-name="fr2" draw:name="Imagen2" text:anchor-type="char" svg:width="6.4728in" svg:height="4.852in" draw:z-index="1"><draw:image xlink:href="Pictures/10000201000003230000025A5F27A4CA553BD3C3.png" xlink:type="simple" xlink:show="embed" xlink:actuate="onLoad" loext:mime-type="image/png"/></draw:frame><text:s text:c="153"/></text:p>
      <text:p text:style-name="Standard"><draw:frame draw:style-name="fr2" draw:name="Imagen3" text:anchor-type="char" svg:width="6.4575in" svg:height="4.8409in" draw:z-index="2"><draw:image xlink:href="Pictures/10000201000003230000025A5F27A4CA553BD3C3.png" xlink:type="simple" xlink:show="embed" xlink:actuate="onLoad" loext:mime-type="image/png"/></draw:frame></text:p>
      <text:p text:style-name="Standard"><draw:frame draw:style-name="fr2" draw:name="Imagen4" text:anchor-type="char" svg:width="6.3854in" svg:height="4.7984in" draw:z-index="3"><draw:image xlink:href="Pictures/10000201000003210000025A23891DD76C47B562.png" xlink:type="simple" xlink:show="embed" xlink:actuate="onLoad" loext:mime-type="image/png"/></draw:frame><text:soft-page-break/></text:p>
      <text:p text:style-name="Standard"><draw:frame draw:style-name="fr2" draw:name="Imagen5" text:anchor-type="char" svg:width="6.4398in" svg:height="4.8398in" draw:z-index="4"><draw:image xlink:href="Pictures/10000201000003210000025A040D13572A88C758.png" xlink:type="simple" xlink:show="embed" xlink:actuate="onLoad" loext:mime-type="image/png"/></draw:frame></text:p>
      <text:p text:style-name="Standard"><draw:frame draw:style-name="fr2" draw:name="Imagen6" text:anchor-type="char" svg:width="6.4402in" svg:height="4.8339in" draw:z-index="5"><draw:image xlink:href="Pictures/10000201000003220000025AAAE1991A1BBE0E8B.png" xlink:type="simple" xlink:show="embed" xlink:actuate="onLoad" loext:mime-type="image/png"/></draw:frame><text:soft-page-break/></text:p>
      <text:p text:style-name="Standard"><draw:frame draw:style-name="fr2" draw:name="Imagen7" text:anchor-type="char" svg:width="6.4764in" svg:height="4.8728in" draw:z-index="6"><draw:image xlink:href="Pictures/10000201000003200000025A636012949BB055DF.png" xlink:type="simple" xlink:show="embed" xlink:actuate="onLoad" loext:mime-type="image/png"/></draw:frame><text:s text:c="169"/></text:p>
      <text:p text:style-name="Standard"><draw:frame draw:style-name="fr1" draw:name="Imagen8" text:anchor-type="char" svg:width="6.6929in" svg:height="0.6598in" draw:z-index="7"><draw:image xlink:href="Pictures/10000201000003210000004FBDD654F254E0518A.png" xlink:type="simple" xlink:show="embed" xlink:actuate="onLoad" loext:mime-type="image/png"/></draw:frame><text:soft-page-break/></text:p>
      <text:p text:style-name="Standard"><draw:frame draw:style-name="fr1" draw:name="Imagen9" text:anchor-type="char" svg:width="6.6929in" svg:height="5.0236in" draw:z-index="8"><draw:image xlink:href="Pictures/10000201000003220000025A1EA344F149560DD2.png" xlink:type="simple" xlink:show="embed" xlink:actuate="onLoad" loext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2:39:26.204878053</meta:creation-date>
    <dc:date>2021-03-21T12:44:27.538979836</dc:date>
    <meta:editing-duration>PT5M1S</meta:editing-duration>
    <meta:editing-cycles>1</meta:editing-cycles>
    <meta:document-statistic meta:table-count="0" meta:image-count="9" meta:object-count="0" meta:page-count="4" meta:paragraph-count="2" meta:word-count="0" meta:character-count="339" meta:non-whitespace-character-count="0"/>
    <meta:generator>LibreOffice/6.4.6.2$Linux_X86_64 LibreOffice_project/40$Build-2</meta:generator>
  </office:meta>
</office:document-meta>
</file>